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>
            <text:p>10^3</text:p>
          </table:table-cell>
          <table:table-cell office:value-type="string">
            <text:p>10^{-5}</text:p>
          </table:table-cell>
        </table:table-row>
        <table:table-row table:style-name="ro1">
          <table:table-cell office:value-type="float" office:value="69.5">
            <text:p>69.5</text:p>
          </table:table-cell>
          <table:table-cell office:value-type="float" office:value="127.2">
            <text:p>127.2</text:p>
          </table:table-cell>
          <table:table-cell office:value-type="float" office:value="0.2419585687">
            <text:p>0.2419585687</text:p>
          </table:table-cell>
          <table:table-cell office:value-type="float" office:value="4.132939">
            <text:p>4.132939</text:p>
          </table:table-cell>
        </table:table-row>
        <table:table-row table:style-name="ro1">
          <table:table-cell office:value-type="float" office:value="67.5">
            <text:p>67.5</text:p>
          </table:table-cell>
          <table:table-cell office:value-type="float" office:value="130.4">
            <text:p>130.4</text:p>
          </table:table-cell>
          <table:table-cell office:value-type="float" office:value="0.2463779033">
            <text:p>0.2463779033</text:p>
          </table:table-cell>
          <table:table-cell office:value-type="float" office:value="4.0588055">
            <text:p>4.0588055</text:p>
          </table:table-cell>
        </table:table-row>
        <table:table-row table:style-name="ro1">
          <table:table-cell office:value-type="float" office:value="65.5">
            <text:p>65.5</text:p>
          </table:table-cell>
          <table:table-cell office:value-type="float" office:value="144.5">
            <text:p>144.5</text:p>
          </table:table-cell>
          <table:table-cell office:value-type="float" office:value="0.2658505964">
            <text:p>0.2658505964</text:p>
          </table:table-cell>
          <table:table-cell office:value-type="float" office:value="3.7615112">
            <text:p>3.7615112</text:p>
          </table:table-cell>
        </table:table-row>
        <table:table-row table:style-name="ro1">
          <table:table-cell office:value-type="float" office:value="63.5">
            <text:p>63.5</text:p>
          </table:table-cell>
          <table:table-cell office:value-type="float" office:value="150">
            <text:p>150</text:p>
          </table:table-cell>
          <table:table-cell office:value-type="float" office:value="0.2734463277">
            <text:p>0.2734463277</text:p>
          </table:table-cell>
          <table:table-cell office:value-type="float" office:value="3.6570248">
            <text:p>3.6570248</text:p>
          </table:table-cell>
        </table:table-row>
        <table:table-row table:style-name="ro1">
          <table:table-cell office:value-type="float" office:value="61.5">
            <text:p>61.5</text:p>
          </table:table-cell>
          <table:table-cell office:value-type="float" office:value="165.9">
            <text:p>165.9</text:p>
          </table:table-cell>
          <table:table-cell office:value-type="float" office:value="0.2954048964">
            <text:p>0.2954048964</text:p>
          </table:table-cell>
          <table:table-cell office:value-type="float" office:value="3.3851842">
            <text:p>3.3851842</text:p>
          </table:table-cell>
        </table:table-row>
        <table:table-row table:style-name="ro1">
          <table:table-cell office:value-type="float" office:value="59.5">
            <text:p>59.5</text:p>
          </table:table-cell>
          <table:table-cell office:value-type="float" office:value="184.5">
            <text:p>184.5</text:p>
          </table:table-cell>
          <table:table-cell office:value-type="float" office:value="0.3210922787">
            <text:p>0.3210922787</text:p>
          </table:table-cell>
          <table:table-cell office:value-type="float" office:value="3.1143695">
            <text:p>3.1143695</text:p>
          </table:table-cell>
        </table:table-row>
        <table:table-row table:style-name="ro1">
          <table:table-cell office:value-type="float" office:value="57.5">
            <text:p>57.5</text:p>
          </table:table-cell>
          <table:table-cell office:value-type="float" office:value="217">
            <text:p>217</text:p>
          </table:table-cell>
          <table:table-cell office:value-type="float" office:value="0.3659761456">
            <text:p>0.3659761456</text:p>
          </table:table-cell>
          <table:table-cell office:value-type="float" office:value="2.7324185">
            <text:p>2.7324185</text:p>
          </table:table-cell>
        </table:table-row>
        <table:table-row table:style-name="ro1">
          <table:table-cell office:value-type="float" office:value="55.5">
            <text:p>55.5</text:p>
          </table:table-cell>
          <table:table-cell office:value-type="float" office:value="255.2">
            <text:p>255.2</text:p>
          </table:table-cell>
          <table:table-cell office:value-type="float" office:value="0.4187319523">
            <text:p>0.4187319523</text:p>
          </table:table-cell>
          <table:table-cell office:value-type="float" office:value="2.3881626">
            <text:p>2.3881626</text:p>
          </table:table-cell>
        </table:table-row>
        <table:table-row table:style-name="ro1">
          <table:table-cell office:value-type="float" office:value="53.5">
            <text:p>53.5</text:p>
          </table:table-cell>
          <table:table-cell office:value-type="float" office:value="325.5">
            <text:p>325.5</text:p>
          </table:table-cell>
          <table:table-cell office:value-type="float" office:value="0.515819209">
            <text:p>0.515819209</text:p>
          </table:table-cell>
          <table:table-cell office:value-type="float" office:value="1.9386637">
            <text:p>1.9386637</text:p>
          </table:table-cell>
        </table:table-row>
        <table:table-row table:style-name="ro1">
          <table:table-cell office:value-type="float" office:value="51.5">
            <text:p>51.5</text:p>
          </table:table-cell>
          <table:table-cell office:value-type="float" office:value="436.9">
            <text:p>436.9</text:p>
          </table:table-cell>
          <table:table-cell office:value-type="float" office:value="0.6696672944">
            <text:p>0.6696672944</text:p>
          </table:table-cell>
          <table:table-cell office:value-type="float" office:value="1.4932788">
            <text:p>1.4932788</text:p>
          </table:table-cell>
        </table:table-row>
        <table:table-row table:style-name="ro1">
          <table:table-cell office:value-type="float" office:value="49.5">
            <text:p>49.5</text:p>
          </table:table-cell>
          <table:table-cell office:value-type="float" office:value="883.5">
            <text:p>883.5</text:p>
          </table:table-cell>
          <table:table-cell office:value-type="float" office:value="1.286440678">
            <text:p>1.286440678</text:p>
          </table:table-cell>
          <table:table-cell office:value-type="float" office:value="0.7773386">
            <text:p>0.7773386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float" office:value="2197">
            <text:p>2197</text:p>
          </table:table-cell>
          <table:table-cell office:value-type="float" office:value="3.1004394225">
            <text:p>3.1004394225</text:p>
          </table:table-cell>
          <table:table-cell office:value-type="float" office:value="0.3225349">
            <text:p>0.3225349</text:p>
          </table:table-cell>
        </table:table-row>
        <table:table-row table:style-name="ro1">
          <table:table-cell office:value-type="float" office:value="45.5">
            <text:p>45.5</text:p>
          </table:table-cell>
          <table:table-cell office:value-type="float" office:value="1573.1">
            <text:p>1573.1</text:p>
          </table:table-cell>
          <table:table-cell office:value-type="float" office:value="2.2388072819">
            <text:p>2.2388072819</text:p>
          </table:table-cell>
          <table:table-cell office:value-type="float" office:value="0.4466664">
            <text:p>0.4466664</text:p>
          </table:table-cell>
        </table:table-row>
        <table:table-row table:style-name="ro1">
          <table:table-cell office:value-type="float" office:value="43.5">
            <text:p>43.5</text:p>
          </table:table-cell>
          <table:table-cell office:value-type="float" office:value="1304.6">
            <text:p>1304.6</text:p>
          </table:table-cell>
          <table:table-cell office:value-type="float" office:value="1.867997489">
            <text:p>1.867997489</text:p>
          </table:table-cell>
          <table:table-cell office:value-type="float" office:value="0.5353326">
            <text:p>0.5353326</text:p>
          </table:table-cell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1136.6">
            <text:p>1136.6</text:p>
          </table:table-cell>
          <table:table-cell office:value-type="float" office:value="1.6359824231">
            <text:p>1.6359824231</text:p>
          </table:table-cell>
          <table:table-cell office:value-type="float" office:value="0.6112535">
            <text:p>0.6112535</text:p>
          </table:table-cell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1009.4">
            <text:p>1009.4</text:p>
          </table:table-cell>
          <table:table-cell office:value-type="float" office:value="1.4603138732">
            <text:p>1.4603138732</text:p>
          </table:table-cell>
          <table:table-cell office:value-type="float" office:value="0.6847843">
            <text:p>0.6847843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911.9">
            <text:p>911.9</text:p>
          </table:table-cell>
          <table:table-cell office:value-type="float" office:value="1.3256622724">
            <text:p>1.3256622724</text:p>
          </table:table-cell>
          <table:table-cell office:value-type="float" office:value="0.7543399">
            <text:p>0.7543399</text:p>
          </table:table-cell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833.8">
            <text:p>833.8</text:p>
          </table:table-cell>
          <table:table-cell office:value-type="float" office:value="1.2178028876">
            <text:p>1.2178028876</text:p>
          </table:table-cell>
          <table:table-cell office:value-type="float" office:value="0.821151">
            <text:p>0.821151</text:p>
          </table:table-cell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765.8">
            <text:p>765.8</text:p>
          </table:table-cell>
          <table:table-cell office:value-type="float" office:value="1.1238920276">
            <text:p>1.1238920276</text:p>
          </table:table-cell>
          <table:table-cell office:value-type="float" office:value="0.8897652">
            <text:p>0.8897652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715.6">
            <text:p>715.6</text:p>
          </table:table-cell>
          <table:table-cell office:value-type="float" office:value="1.0545637163">
            <text:p>1.0545637163</text:p>
          </table:table-cell>
          <table:table-cell office:value-type="float" office:value="0.9482594">
            <text:p>0.9482594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672.7">
            <text:p>672.7</text:p>
          </table:table-cell>
          <table:table-cell office:value-type="float" office:value="0.9953170119">
            <text:p>0.9953170119</text:p>
          </table:table-cell>
          <table:table-cell office:value-type="float" office:value="1.004705">
            <text:p>1.004705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office:value-type="float" office:value="636.3">
            <text:p>636.3</text:p>
          </table:table-cell>
          <table:table-cell office:value-type="float" office:value="0.945047081">
            <text:p>0.945047081</text:p>
          </table:table-cell>
          <table:table-cell office:value-type="float" office:value="1.0581483">
            <text:p>1.0581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28T22:28:53</meta:creation-date>
    <dc:date>2013-04-28T22:40:05</dc:date>
    <dc:creator>Krzysiek </dc:creator>
    <meta:editing-duration>P0D</meta:editing-duration>
    <meta:editing-cycles>1</meta:editing-cycles>
    <meta:document-statistic meta:table-count="1" meta:cell-count="90" meta:object-count="0"/>
    <meta:generator>LibreOffice/3.6$Linux_x86 LibreOffice_project/360m1$Build-2</meta:generator>
  </office:meta>
</office:document-meta>
</file>